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37in"/>
    </style:style>
    <style:style style:name="co3" style:family="table-column">
      <style:table-column-properties fo:break-before="auto" style:column-width="1.4528in"/>
    </style:style>
    <style:style style:name="co4" style:family="table-column">
      <style:table-column-properties fo:break-before="auto" style:column-width="1.472in"/>
    </style:style>
    <style:style style:name="co5" style:family="table-column">
      <style:table-column-properties fo:break-before="auto" style:column-width="1.5882in"/>
    </style:style>
    <style:style style:name="co6" style:family="table-column">
      <style:table-column-properties fo:break-before="auto" style:column-width="1.5016in"/>
    </style:style>
    <style:style style:name="co7" style:family="table-column">
      <style:table-column-properties fo:break-before="auto" style:column-width="1.3161in"/>
    </style:style>
    <style:style style:name="co8" style:family="table-column">
      <style:table-column-properties fo:break-before="auto" style:column-width="1.57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vertical-align="middle"/>
      <style:paragraph-properties fo:text-align="center" fo:margin-left="0in"/>
    </style:style>
    <style:style style:name="ce8"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in"/>
    </style:style>
    <style:style style:name="ce4" style:family="table-cell" style:parent-style-name="Default">
      <style:table-cell-properties style:text-align-source="fix" style:repeat-content="false" style:vertical-align="middle"/>
      <style:paragraph-properties fo:text-align="center" fo:margin-left="0in"/>
    </style:style>
    <style:style style:name="ce11" style:family="table-cell" style:parent-style-name="Default">
      <style:table-cell-properties fo:background-color="#ffffff" style:text-align-source="fix" style:repeat-content="false"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order-bottom="0.74pt solid #000000" fo:background-color="#ffffff" style:text-align-source="fix" style:repeat-content="false" fo:border-left="none" fo:border-right="none" fo:border-top="0.74pt solid #000000"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ackground-color="#ffff00" style:text-align-source="fix" style:repeat-content="false" style:vertical-align="middle"/>
      <style:paragraph-properties fo:text-align="center" fo:margin-left="0in"/>
    </style:style>
    <style:style style:name="ce6" style:family="table-cell" style:parent-style-name="Default">
      <style:table-cell-properties fo:background-color="#ffffff"/>
    </style:style>
    <style:style style:name="gr1" style:family="graphic">
      <style:graphic-properties draw:stroke="none" svg:stroke-color="#000000" draw:fill="none" draw:fill-color="#ffffff" fo:min-height="0.3083in"/>
      <style:text-properties fo:font-size="10pt" fo:font-weight="bold" style:font-size-asian="10pt" style:font-weight-asian="bold" style:font-size-complex="10pt" style:font-weight-complex="bold"/>
    </style:style>
    <style:style style:name="P1" style:family="paragraph">
      <loext:graphic-properties draw:fill="none" draw:fill-color="#ffffff"/>
      <style:paragraph-properties style:writing-mode="lr-tb"/>
      <style:text-properties fo:font-size="10pt" fo:font-weight="bold" style:font-size-asian="10pt" style:font-weight-asian="bold" style:font-size-complex="1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office:automatic-styles>
  <office:body>
    <office:spreadsheet>
      <table:calculation-settings table:automatic-find-labels="false" table:use-regular-expressions="false" table:use-wildcards="true"/>
      <table:table table:name="Data S5"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table:style-name="ce1">
            <draw:frame draw:z-index="0" draw:name="Marco de texto 1" draw:style-name="gr1" draw:text-style-name="P1" svg:width="11.4953in" svg:height="0.3083in" svg:x="0.087in" svg:y="0.0496in">
              <draw:text-box>
                <text:p><text:span text:style-name="T1">Datos</text:span><text:span text:style-name="T2"> </text:span><text:span text:style-name="T1">S5. </text:span><text:span text:style-name="T2">Predicción de la patogenicidad de las 344 variantes recopiladas mediante seis programas informáticos alternativos. Todos los programas alternativos fueron capaces de predecir la patogenicidad de las variantes recogidas, con la excepción de CONDEL, que fue incapaz de predecir el efecto de la variante W269T.</text:span></text:p>
              </draw:text-box>
            </draw:frame>
          </table:table-cell>
          <table:table-cell table:style-name="ce1" table:number-columns-repeated="7"/>
          <table:table-cell table:style-name="ce6"/>
          <table:table-cell table:number-columns-repeated="5"/>
        </table:table-row>
        <table:table-row table:style-name="ro1" table:number-rows-repeated="2">
          <table:table-cell table:style-name="ce1" table:number-columns-repeated="8"/>
          <table:table-cell table:style-name="ce6"/>
          <table:table-cell table:number-columns-repeated="5"/>
        </table:table-row>
        <table:table-row table:style-name="ro1">
          <table:table-cell table:style-name="ce1" table:number-columns-repeated="2"/>
          <table:table-cell table:style-name="ce11" office:value-type="string" calcext:value-type="string" table:number-columns-spanned="6" table:number-rows-spanned="1">
            <text:p>Predicción de las herramientas de predicción alternativas</text:p>
          </table:table-cell>
          <table:covered-table-cell table:number-columns-repeated="5" table:style-name="ce1"/>
          <table:table-cell table:style-name="ce6"/>
          <table:table-cell table:number-columns-repeated="5"/>
        </table:table-row>
        <table:table-row table:style-name="ro1">
          <table:table-cell table:style-name="ce8" office:value-type="string" calcext:value-type="string">
            <text:p>Variante</text:p>
          </table:table-cell>
          <table:table-cell table:style-name="ce8" office:value-type="string" calcext:value-type="string">
            <text:p>Clínica real</text:p>
          </table:table-cell>
          <table:table-cell table:style-name="ce2" office:value-type="string" calcext:value-type="string">
            <text:p>FATHMM</text:p>
          </table:table-cell>
          <table:table-cell table:style-name="ce2" office:value-type="string" calcext:value-type="string">
            <text:p>CONDEL</text:p>
          </table:table-cell>
          <table:table-cell table:style-name="ce2" office:value-type="string" calcext:value-type="string">
            <text:p>PolyPhen2 </text:p>
          </table:table-cell>
          <table:table-cell table:style-name="ce2" office:value-type="string" calcext:value-type="string">
            <text:p>MutPred2</text:p>
          </table:table-cell>
          <table:table-cell table:style-name="ce2" office:value-type="string" calcext:value-type="string">
            <text:p>SIFT </text:p>
          </table:table-cell>
          <table:table-cell table:style-name="ce2" office:value-type="string" calcext:value-type="string">
            <text:p>PROVEAN</text:p>
          </table:table-cell>
          <table:table-cell table:style-name="ce6"/>
          <table:table-cell table:number-columns-repeated="5"/>
        </table:table-row>
        <table:table-row table:style-name="ro1">
          <table:table-cell table:style-name="ce1" office:value-type="string" calcext:value-type="string">
            <text:p>L107F</text:p>
          </table:table-cell>
          <table:table-cell table:number-columns-repeated="4"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114A</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114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119G</text:p>
          </table:table-cell>
          <table:table-cell table:style-name="ce1" office:value-type="string" calcext:value-type="string">
            <text:p>Patológica</text:p>
          </table:table-cell>
          <table:table-cell table:style-name="ce1" office:value-type="string" calcext:value-type="string">
            <text:p>Benigna</text:p>
          </table:table-cell>
          <table:table-cell table:number-columns-repeated="5"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22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130K</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144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154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159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159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175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87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189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190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95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196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197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198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01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01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03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05V</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R207Q</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07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208V</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0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0C</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12G</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3W</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3Q</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4W</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15R</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17N</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17A</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228Q</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34P</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39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43F</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46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247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250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250L</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53T</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256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258S</text:p>
          </table:table-cell>
          <table:table-cell table:number-columns-repeated="3" table:style-name="ce1" office:value-type="string" calcext:value-type="string">
            <text:p>Patológica</text:p>
          </table:table-cell>
          <table:table-cell table:number-columns-repeated="3"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59Y</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65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264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65P</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65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66E</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68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68F</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269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269T</text:p>
          </table:table-cell>
          <table:table-cell table:number-columns-repeated="2" table:style-name="ce1" office:value-type="string" calcext:value-type="string">
            <text:p>Patológica</text:p>
          </table:table-cell>
          <table:table-cell table:style-name="ce5" office:value-type="string" calcext:value-type="string">
            <text:p>NA</text:p>
          </table:table-cell>
          <table:table-cell table:number-columns-repeated="4"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71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4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6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7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79C</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280H</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81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81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284C</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Y284H</text:p>
          </table:table-cell>
          <table:table-cell table:number-columns-repeated="5" table:style-name="ce1" office:value-type="string" calcext:value-type="string">
            <text:p>Patológica</text:p>
          </table:table-cell>
          <table:table-cell table:number-columns-repeated="2"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Y284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285H</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87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90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90D</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91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91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92P</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94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94G</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T296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01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304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305L</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06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06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09V</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15R</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25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33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33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37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37G</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339R</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344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351F</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L351V</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S352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53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53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356V</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S358F</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359K</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362C</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501P</text:p>
          </table:table-cell>
          <table:table-cell table:number-columns-repeated="5" table:style-name="ce1" office:value-type="string" calcext:value-type="string">
            <text:p>Patológica</text:p>
          </table:table-cell>
          <table:table-cell table:number-columns-repeated="2"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E515D</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R541G</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546V</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47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552T</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53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53Q</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53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554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556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60W</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561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561L</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563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563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567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578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578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81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81Q</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88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592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95W</text:p>
          </table:table-cell>
          <table:table-cell table:number-columns-repeated="4"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637R</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871S</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R854C</text:p>
          </table:table-cell>
          <table:table-cell table:number-columns-repeated="3" table:style-name="ce1" office:value-type="string" calcext:value-type="string">
            <text:p>Benigna</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N780T</text:p>
          </table:table-cell>
          <table:table-cell table:number-columns-repeated="7"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756S</text:p>
          </table:table-cell>
          <table:table-cell table:style-name="ce1" office:value-type="string" calcext:value-type="string">
            <text:p>Benigna</text:p>
          </table:table-cell>
          <table:table-cell table:style-name="ce1" office:value-type="string" calcext:value-type="string">
            <text:p>Patológica</text:p>
          </table:table-cell>
          <table:table-cell table:number-columns-repeated="3"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Y755C</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T716I</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I689L</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Q646R</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A611V</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K552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81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578T</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574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563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60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555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53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47G</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546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C544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450M</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418V</text:p>
          </table:table-cell>
          <table:table-cell table:style-name="ce1" office:value-type="string" calcext:value-type="string">
            <text:p>Benigna</text:p>
          </table:table-cell>
          <table:table-cell table:style-name="ce1" office:value-type="string" calcext:value-type="string">
            <text:p>Patológica</text:p>
          </table:table-cell>
          <table:table-cell table:number-columns-repeated="3"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P411L</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360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356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355E</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D355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355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350K</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350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349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341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341R</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340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339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36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35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35A</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35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32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331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329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324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319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319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17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314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312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311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06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06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01D</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90V</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285L</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285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283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283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82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82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81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280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78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78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7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6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75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73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73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71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66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63I</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63A</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261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260Y</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59G</text:p>
          </table:table-cell>
          <table:table-cell table:number-columns-repeated="6"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256R</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K255R</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254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53S</text:p>
          </table:table-cell>
          <table:table-cell table:number-columns-repeated="3"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L249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248S</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247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247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45P</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43V</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C242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38L</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Y237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35V</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231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231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231Q</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230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228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224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223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219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17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4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4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12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12A</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12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M211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210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209T</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06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204H</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204R</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number-columns-repeated="4"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00P</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198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95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194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193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188K</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172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C169F</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159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144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127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114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13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104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101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96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96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62V</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737S</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P88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C106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132M</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C169R</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188R</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193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95F</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22D</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269S</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82E</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285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288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01V</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08L</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15A</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363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87T</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491Q</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535S</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574S</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579V</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582F</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647Q</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number-columns-repeated="3"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A747V</text:p>
          </table:table-cell>
          <table:table-cell table:number-columns-repeated="3"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G729S</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number-columns-repeated="3"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A761S</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T847P</text:p>
          </table:table-cell>
          <table:table-cell table:number-columns-repeated="4"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N79K</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81P</text:p>
          </table:table-cell>
          <table:table-cell table:style-name="ce1" office:value-type="string" calcext:value-type="string">
            <text:p>Benigna</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107H</text:p>
          </table:table-cell>
          <table:table-cell table:style-name="ce1" office:value-type="string" calcext:value-type="string">
            <text:p>Benigna</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13F</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140Q</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161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182M</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185T</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187F</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Q188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190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194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12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224A</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H228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34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35T</text:p>
          </table:table-cell>
          <table:table-cell table:number-columns-repeated="3" table:style-name="ce1" office:value-type="string" calcext:value-type="string">
            <text:p>Patológica</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237F</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258I</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59N</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F261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F261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265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270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71D</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6P</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77A</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279S</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82H</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282Y</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87A</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287I</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L293P</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08S</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10S</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311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13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S314T</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G315E</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320I</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H324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327M</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32K</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P335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340N</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340T</text:p>
          </table:table-cell>
          <table:table-cell table:style-name="ce1" office:value-type="string" calcext:value-type="string">
            <text:p>Benigna</text:p>
          </table:table-cell>
          <table:table-cell table:number-columns-repeated="6"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A343G</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W344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N350H</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53C</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T359A</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Y363C</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395G</text:p>
          </table:table-cell>
          <table:table-cell table:style-name="ce1" office:value-type="string" calcext:value-type="string">
            <text:p>Benigna</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C429Y</text:p>
          </table:table-cell>
          <table:table-cell table:style-name="ce1" office:value-type="string" calcext:value-type="string">
            <text:p>Benigna</text:p>
          </table:table-cell>
          <table:table-cell table:number-columns-repeated="4" table:style-name="ce1" office:value-type="string" calcext:value-type="string">
            <text:p>Patológica</text:p>
          </table:table-cell>
          <table:table-cell table:number-columns-repeated="2"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D488E</text:p>
          </table:table-cell>
          <table:table-cell table:style-name="ce1" office:value-type="string" calcext:value-type="string">
            <text:p>Benigna</text:p>
          </table:table-cell>
          <table:table-cell table:number-columns-repeated="2" table:style-name="ce1" office:value-type="string" calcext:value-type="string">
            <text:p>Patológica</text:p>
          </table:table-cell>
          <table:table-cell table:number-columns-repeated="2" table:style-name="ce1" office:value-type="string" calcext:value-type="string">
            <text:p>Benigna</text:p>
          </table:table-cell>
          <table:table-cell table:number-columns-repeated="2"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R504W</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530K</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number-columns-repeated="2"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543M</text:p>
          </table:table-cell>
          <table:table-cell table:style-name="ce1" office:value-type="string" calcext:value-type="string">
            <text:p>Benigna</text:p>
          </table:table-cell>
          <table:table-cell table:number-columns-repeated="3" table:style-name="ce1" office:value-type="string" calcext:value-type="string">
            <text:p>Patológica</text:p>
          </table:table-cell>
          <table:table-cell table:number-columns-repeated="3" table:style-name="ce1" office:value-type="string" calcext:value-type="string">
            <text:p>Benigna</text:p>
          </table:table-cell>
          <table:table-cell table:style-name="ce6"/>
          <table:table-cell table:number-columns-repeated="5"/>
        </table:table-row>
        <table:table-row table:style-name="ro1">
          <table:table-cell table:style-name="ce1" office:value-type="string" calcext:value-type="string">
            <text:p>P561R</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D566H</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I568T</text:p>
          </table:table-cell>
          <table:table-cell table:style-name="ce1" office:value-type="string" calcext:value-type="string">
            <text:p>Benigna</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K583N</text:p>
          </table:table-cell>
          <table:table-cell table:number-columns-repeated="5"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V589G</text:p>
          </table:table-cell>
          <table:table-cell table:number-columns-repeated="7" table:style-name="ce1" office:value-type="string" calcext:value-type="string">
            <text:p>Patológica</text:p>
          </table:table-cell>
          <table:table-cell table:style-name="ce6"/>
          <table:table-cell table:number-columns-repeated="5"/>
        </table:table-row>
        <table:table-row table:style-name="ro1">
          <table:table-cell table:style-name="ce1" office:value-type="string" calcext:value-type="string">
            <text:p>E656K</text:p>
          </table:table-cell>
          <table:table-cell table:number-columns-repeated="4" table:style-name="ce1" office:value-type="string" calcext:value-type="string">
            <text:p>Patológica</text:p>
          </table:table-cell>
          <table:table-cell table:style-name="ce1" office:value-type="string" calcext:value-type="string">
            <text:p>Benigna</text:p>
          </table:table-cell>
          <table:table-cell table:style-name="ce1" office:value-type="string" calcext:value-type="string">
            <text:p>Patológica</text:p>
          </table:table-cell>
          <table:table-cell table:style-name="ce1" office:value-type="string" calcext:value-type="string">
            <text:p>Benigna</text:p>
          </table:table-cell>
          <table:table-cell table:style-name="ce6"/>
          <table:table-cell table:number-columns-repeated="5"/>
        </table:table-row>
        <table:table-row table:style-name="ro1">
          <table:table-cell table:style-name="ce3" office:value-type="string" calcext:value-type="string">
            <text:p>L579M</text:p>
          </table:table-cell>
          <table:table-cell table:number-columns-repeated="4" table:style-name="ce3" office:value-type="string" calcext:value-type="string">
            <text:p>Patológica</text:p>
          </table:table-cell>
          <table:table-cell table:style-name="ce3" office:value-type="string" calcext:value-type="string">
            <text:p>Benigna</text:p>
          </table:table-cell>
          <table:table-cell table:style-name="ce3" office:value-type="string" calcext:value-type="string">
            <text:p>Patológica</text:p>
          </table:table-cell>
          <table:table-cell table:style-name="ce3" office:value-type="string" calcext:value-type="string">
            <text:p>Benigna</text:p>
          </table:table-cell>
          <table:table-cell table:style-name="ce6"/>
          <table:table-cell table:number-columns-repeated="5"/>
        </table:table-row>
        <table:table-row table:style-name="ro1">
          <table:table-cell table:style-name="ce1" table:number-columns-repeated="8"/>
          <table:table-cell table:style-name="ce6"/>
          <table:table-cell table:number-columns-repeated="5"/>
        </table:table-row>
        <table:table-row table:style-name="ro1" table:number-rows-repeated="1048225">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32">
      <number:number number:decimal-places="3" number:min-decimal-places="3" number:min-integer-digits="1"/>
    </number:number-style>
    <number:number-style style:name="N131">
      <number:number number:decimal-places="4" number:min-decimal-places="4" number:min-integer-digits="1"/>
    </number:number-style>
    <number:number-style style:name="N130">
      <number:number number:decimal-places="5" number:min-decimal-places="5" number:min-integer-digits="1"/>
    </number:number-style>
    <number:number-style style:name="N129">
      <number:number number:decimal-places="6" number:min-decimal-places="6" number:min-integer-digits="1"/>
    </number:number-style>
    <number:number-style style:name="N128">
      <number:number number:decimal-places="7" number:min-decimal-places="7" number:min-integer-digits="1"/>
    </number:number-style>
    <number:number-style style:name="N127">
      <number:number number:decimal-places="8" number:min-decimal-places="8" number:min-integer-digits="1"/>
    </number:number-style>
    <number:number-style style:name="N126">
      <number:number number:decimal-places="9" number:min-decimal-places="9" number:min-integer-digits="1"/>
    </number:number-style>
    <number:number-style style:name="N125">
      <number:number number:decimal-places="10" number:min-decimal-places="10" number:min-integer-digits="1"/>
    </number:number-style>
    <number:number-style style:name="N124">
      <number:number number:decimal-places="11" number:min-decimal-places="11" number:min-integer-digits="1"/>
    </number:number-style>
    <number:number-style style:name="N123">
      <number:number number:decimal-places="12" number:min-decimal-places="12" number:min-integer-digits="1"/>
    </number:number-style>
    <number:number-style style:name="N122">
      <number:number number:decimal-places="13" number:min-decimal-places="13" number:min-integer-digits="1"/>
    </number:number-style>
    <number:number-style style:name="N121">
      <number:number number:decimal-places="14" number:min-decimal-places="14"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19:43:53.884216063</meta:creation-date>
    <dc:date>2022-12-15T12:23:33.520931525</dc:date>
    <meta:editing-duration>PT24M1S</meta:editing-duration>
    <meta:editing-cycles>7</meta:editing-cycles>
    <meta:generator>LibreOffice/7.4.3.2$Linux_X86_64 LibreOffice_project/8d7af0b9f05ca3f6bf3593323f061d3291e2ce28</meta:generator>
    <meta:document-statistic meta:table-count="1" meta:cell-count="2761" meta:object-count="1"/>
  </office:meta>
</office:document-meta>
</file>